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ffd8ce"/>
    </style:style>
    <style:style style:name="ce2" style:family="table-cell" style:parent-style-name="Default" style:data-style-name="N84">
      <style:table-cell-properties fo:background-color="#ffd8c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easurement_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/Name</text:p>
          </table:table-cell>
          <table:table-cell table:style-name="ce6" office:value-type="string" calcext:value-type="string">
            <text:p>Esther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re/Gender</text:p>
          </table:table-cell>
          <table:table-cell table:style-name="ce6" office:value-type="string" calcext:value-type="string">
            <text:p>W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date</text:p>
          </table:table-cell>
          <table:table-cell table:style-name="ce2" office:value-type="date" office:date-value="2022-07-04" calcext:value-type="date">
            <text:p>2022-07-0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mentaires/Comments</text:p>
          </table:table-cell>
          <table:table-cell table:style-name="ce6" office:value-type="string" calcext:value-type="string">
            <text:p>Elle bouge tout le temps !</text:p>
          </table:table-cell>
          <table:table-cell/>
          <table:table-cell table:style-name="ce7" office:value-type="string" calcext:value-type="string" table:number-columns-spanned="8" table:number-rows-spanned="1">
            <text:p>Styliste/Stylist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esure/Measurement (cm)</text:p>
          </table:table-cell>
          <table:table-cell office:value-type="string" calcext:value-type="string">
            <text:p>Nom Mesure</text:p>
          </table:table-cell>
          <table:table-cell office:value-type="string" calcext:value-type="string">
            <text:p>English names for info</text:p>
          </table:table-cell>
          <table:table-cell table:number-columns-repeated="2" office:value-type="string" calcext:value-type="string">
            <text:p><text:s/>WG </text:p>
          </table:table-cell>
          <table:table-cell office:value-type="string" calcext:value-type="string">
            <text:p><text:s/>WD 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W </text:p>
          </table:table-cell>
          <table:table-cell office:value-type="string" calcext:value-type="string">
            <text:p><text:s/>GC </text:p>
          </table:table-cell>
          <table:table-cell office:value-type="string" calcext:value-type="string">
            <text:p><text:s/>BC </text:p>
          </table:table-cell>
          <table:table-cell office:value-type="string" calcext:value-type="string">
            <text:p><text:s/>MC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carrure_devant</text:p>
          </table:table-cell>
          <table:table-cell office:value-type="string" calcext:value-type="string">
            <text:p>Front Torso Width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carrure_dos</text:p>
          </table:table-cell>
          <table:table-cell office:value-type="string" calcext:value-type="string">
            <text:p>Back shoulder width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cheville_terr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rane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ecart_poitrine</text:p>
          </table:table-cell>
          <table:table-cell office:value-type="string" calcext:value-type="string">
            <text:p>Divergen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colure_do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fourchur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office:value-type="string" calcext:value-type="string">
            <text:p>entrejamb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_terre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fourch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genou_sol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genou_terre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bassin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carrur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corp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hauteur_coud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hauteur_cou_dessous_bra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hauteur_emmanchur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etites_hanch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oitrin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hauteur_taille_genou</text:p>
          </table:table-cell>
          <table:table-cell office:value-type="string" calcext:value-type="string">
            <text:p>Knee depth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office:value-type="string" calcext:value-type="string">
            <text:p>hauteur_taille_terr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hauteur_te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largeur_bras</text:p>
          </table:table-cell>
          <table:table-cell office:value-type="string" calcext:value-type="string">
            <text:p>Width sector</text:p>
          </table:table-cell>
          <table:table-cell table:number-columns-repeated="8"/>
        </table:table-row>
        <table:table-row table:style-name="ro1">
          <table:table-cell table:style-name="ce6"/>
          <table:table-cell office:value-type="string" calcext:value-type="string">
            <text:p>largeur_encolure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largeur_epaul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argeur_secteu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ongueur_7cerv_enc</text:p>
          </table:table-cell>
          <table:table-cell table:number-columns-repeated="8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evant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os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evant</text:p>
          </table:table-cell>
          <table:table-cell office:value-type="string" calcext:value-type="string">
            <text:p>Front waist lenght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longueur_devant_7c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longueur_dos</text:p>
          </table:table-cell>
          <table:table-cell office:value-type="string" calcext:value-type="string">
            <text:p>Back waist length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eva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o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longueur_epaule</text:p>
          </table:table-cell>
          <table:table-cell office:value-type="string" calcext:value-type="string">
            <text:p>Shoulder length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longueur_manche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taille_terr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Seat Depth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profondeur_emmanchur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ofondeur_encolure_devant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encolure_do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poitrin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statur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office:value-type="string" calcext:value-type="string">
            <text:p>tour_abdomen</text:p>
          </table:table-cell>
          <table:table-cell office:value-type="string" calcext:value-type="string">
            <text:p>Abdomen Circumfere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office:value-type="string" calcext:value-type="string">
            <text:p>tour_bassin</text:p>
          </table:table-cell>
          <table:table-cell/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tour_bra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tour_cheville</text:p>
          </table:table-cell>
          <table:table-cell office:value-type="string" calcext:value-type="string">
            <text:p>Ankle circumferenc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tour_co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tour_coud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office:value-type="string" calcext:value-type="string">
            <text:p>tour_cuisse</text:p>
          </table:table-cell>
          <table:table-cell office:value-type="string" calcext:value-type="string">
            <text:p>Thigh Circumference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encolur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tour_geno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jarre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our_mollet</text:p>
          </table:table-cell>
          <table:table-cell table:number-columns-repeated="5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etites_hanches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tour_poignet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office:value-type="string" calcext:value-type="string">
            <text:p>tour_poitrine</text:p>
          </table:table-cell>
          <table:table-cell office:value-type="string" calcext:value-type="string">
            <text:p>Bust Circumference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office:value-type="string" calcext:value-type="string">
            <text:p>tour_poitrine_haute</text:p>
          </table:table-cell>
          <table:table-cell office:value-type="string" calcext:value-type="string">
            <text:p>Torso Circumferenc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tour_taille</text:p>
          </table:table-cell>
          <table:table-cell office:value-type="string" calcext:value-type="string">
            <text:p>Waist Circumference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te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104850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8:51:23.058807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5T23:46:31.541532004</dc:date>
    <meta:editing-duration>PT4H57M54S</meta:editing-duration>
    <meta:editing-cycles>14</meta:editing-cycles>
    <meta:generator>LibreOffice/7.0.4.2$Linux_X86_64 LibreOffice_project/00$Build-2</meta:generator>
    <meta:document-statistic meta:table-count="1" meta:cell-count="316" meta:object-count="0"/>
  </office:meta>
</office:document-meta>
</file>